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enlo-Regular" svg:font-family="Menlo-Regular"/>
    <style:font-face style:name="Menlo" svg:font-family="Menlo, Monaco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ston Memory Game, by Alex Higuera</text:p>
      <text:p text:style-name="P1">Made for Quartet Health</text:p>
      <text:p text:style-name="P1">Wednesday, April 16, 2015</text:p>
      <text:p text:style-name="P1"/>
      <text:p text:style-name="P1"><text:tab/>In anticipation of Quartet Health's expansion to Boston, I made a Boston-themed memory game. <text:s/>This game uses HTML, CSS, JavaScript, and the AngularJS framework. <text:s/>I noticed Quartet's version wasn't responsive, so also decided to make the game compatible for mobile by using CSS media queries. <text:s/>The “ng-app” directive included in the &lt;html&gt; tag of index.html designates the root element of this application (hence why it's placed near a root element). <text:s/>The “ng-controller” directive attaches a controller class to the view, supporting the Model-View-Controller(MVC) model. </text:p>
      <text:p text:style-name="P1"><text:tab/>To create the grid for the game, I used a table. <text:s/>For this, I used the “ng-repeat” directive, which instantiates a template once per item from a collection. <text:s/><text:span text:style-name="T1">Each template instance gets its own scope, where the given loop variable is set to the current collection item. <text:s/></text:span></text:p>
      <text:p text:style-name="P1"><text:span text:style-name="T1"><text:tab/>I decided to use AngularJS as a framework because it splits the application into MVC components and manages them, making it easier than writing the code to string together the components of the app. <text:s/>I also decided to use Angular because the use of directives, which let me create my own HTML elements, allowing for easier DOM manipulation.</text:span></text:p>
      <text:p text:style-name="P1"><text:span text:style-name="T1"/></text:p>
      <text:p text:style-name="P1"><text:span text:style-name="T1">To run the project, set up a quick server by going to your terminal:</text:span></text:p>
      <text:p text:style-name="P1"/>
      <text:p text:style-name="P1">$ cd boston</text:p>
      <text:p text:style-name="P2">$ python -m SimpleHTTPServer</text:p>
      <text:p text:style-name="P2"/>
      <text:p text:style-name="P2">Then go to </text:p>
      <text:p text:style-name="P2"><text:a xlink:type="simple" xlink:href="http://127.0.0.1:8000/">http://127.0.0.1:8000/</text:a></text:p>
      <text:p text:style-name="P2"/>
      <text:p text:style-name="P2">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enlo-Regular" svg:font-family="Menlo-Regular"/>
    <style:font-face style:name="Menlo" svg:font-family="Menlo, Monaco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05:46</meta:creation-date>
    <dc:date>2015-04-16T20:27:41</dc:date>
    <meta:editing-duration>PT9M16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2" meta:word-count="229" meta:character-count="1414"/>
  </office:meta>
</office:document-meta>
</file>